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.236cm" fo:min-width="4.59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65cm" fo:min-width="6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821cm" fo:min-width="4.348cm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2.25cm" fo:min-width="3.35cm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75cm" fo:min-width="4.7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0.884cm" fo:min-width="4.034cm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1.236cm" fo:min-width="4.592cm"/>
    </style:style>
    <style:style style:name="gr8" style:family="graphic" style:parent-style-name="standard">
      <style:graphic-properties draw:stroke="none" svg:stroke-color="#000000" draw:fill="none" draw:fill-color="#ffffff" fo:min-height="0.663cm"/>
    </style:style>
    <style:style style:name="gr9" style:family="graphic" style:parent-style-name="standard">
      <style:graphic-properties draw:stroke="none" svg:stroke-color="#000000" draw:fill="none" draw:fill-color="#ffffff" fo:min-height="0.628cm"/>
    </style:style>
    <style:style style:name="gr10" style:family="graphic" style:parent-style-name="standard">
      <style:graphic-properties draw:stroke="none" svg:stroke-color="#000000" draw:fill="none" draw:fill-color="#ffffff" fo:min-height="0.926cm"/>
    </style:style>
    <style:style style:name="gr11" style:family="graphic" style:parent-style-name="standard">
      <style:graphic-properties draw:stroke="none" svg:stroke-color="#000000" draw:fill="none" draw:fill-color="#ffffff" fo:min-height="0.865cm"/>
    </style:style>
    <style:style style:name="gr12" style:family="graphic" style:parent-style-name="standard">
      <style:graphic-properties draw:stroke="none" svg:stroke-color="#000000" draw:fill="none" draw:fill-color="#ffffff" fo:min-height="1.25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0.6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1pt" style:font-size-asian="10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2cm" svg:height="2.1cm" svg:x="7.9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cm" svg:height="1.9cm" svg:x="7.9cm" svg:y="7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7cm" svg:height="1.7cm" svg:x="7.2cm" svg:y="10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7.7cm" svg:height="5cm" svg:x="7.6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5.2cm" svg:height="2cm" svg:x="2.2cm" svg:y="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2cm" svg:height="1.8cm" svg:x="1.3cm" svg:y="22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7.2cm" svg:height="2.1cm" svg:x="1.1cm" svg:y="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Kształt6" draw:style-name="gr8" draw:text-style-name="P4" draw:layer="layout" svg:width="3.645cm" svg:height="0.913cm" svg:x="9.555cm" svg:y="3.9cm">
          <draw:text-box>
            <text:p text:style-name="P3"><text:span text:style-name="T1">START</text:span></text:p>
          </draw:text-box>
        </draw:frame>
        <draw:frame draw:name="Kształt7" draw:style-name="gr9" draw:text-style-name="P4" draw:layer="layout" svg:width="4.617cm" svg:height="0.878cm" svg:x="9.1cm" svg:y="7.622cm">
          <draw:text-box>
            <text:p text:style-name="P3"><text:span text:style-name="T1">Suma = 0</text:span></text:p>
          </draw:text-box>
        </draw:frame>
        <draw:frame draw:name="Kształt8" draw:style-name="gr9" draw:text-style-name="P4" draw:layer="layout" svg:width="3.675cm" svg:height="0.878cm" svg:x="9.425cm" svg:y="11.4cm">
          <draw:text-box>
            <text:p text:style-name="P3"><text:span text:style-name="T1">wczytaj: l2</text:span></text:p>
          </draw:text-box>
        </draw:frame>
        <draw:frame draw:name="Kształt9" draw:style-name="gr10" draw:text-style-name="P5" draw:layer="layout" svg:width="3.38cm" svg:height="1.176cm" svg:x="9.8cm" svg:y="16.124cm">
          <draw:text-box>
            <text:p text:style-name="P3"><text:span text:style-name="T2">l2 &lt; 10</text:span></text:p>
          </draw:text-box>
        </draw:frame>
        <draw:frame draw:name="Kształt10" draw:style-name="gr11" draw:text-style-name="P4" draw:layer="layout" svg:width="5.469cm" svg:height="1.115cm" svg:x="2.3cm" svg:y="19.5cm">
          <draw:text-box>
            <text:p text:style-name="P3"><text:span text:style-name="T3">L2 = int(l2 / 10)Suma += l2 % 10</text:span></text:p>
          </draw:text-box>
        </draw:frame>
        <draw:frame draw:name="Kształt11" draw:style-name="gr12" draw:text-style-name="P6" draw:layer="layout" svg:width="3.881cm" svg:height="1.505cm" svg:x="3cm" svg:y="22.195cm">
          <draw:text-box>
            <text:p text:style-name="P3"><text:span text:style-name="T2">Wpisz : suma</text:span></text:p>
          </draw:text-box>
        </draw:frame>
        <draw:line draw:style-name="gr13" draw:text-style-name="P7" draw:layer="layout" svg:x1="11.5cm" svg:y1="5.3cm" svg:x2="11.5cm" svg:y2="7.1cm">
          <text:p/>
        </draw:line>
        <draw:line draw:style-name="gr13" draw:text-style-name="P7" draw:layer="layout" svg:x1="11.3cm" svg:y1="9cm" svg:x2="11.3cm" svg:y2="11.2cm">
          <text:p/>
        </draw:line>
        <draw:line draw:style-name="gr13" draw:text-style-name="P7" draw:layer="layout" svg:x1="11.4cm" svg:y1="12.5cm" svg:x2="11.4cm" svg:y2="14.6cm">
          <text:p/>
        </draw:line>
        <draw:line draw:style-name="gr14" draw:text-style-name="P7" draw:layer="layout" svg:x1="15cm" svg:y1="16.7cm" svg:x2="19.1cm" svg:y2="16.7cm">
          <text:p/>
        </draw:line>
        <draw:line draw:style-name="gr14" draw:text-style-name="P7" draw:layer="layout" svg:x1="19.1cm" svg:y1="16.7cm" svg:x2="19cm" svg:y2="9.9cm">
          <text:p/>
        </draw:line>
        <draw:line draw:style-name="gr13" draw:text-style-name="P7" draw:layer="layout" svg:x1="18.9cm" svg:y1="9.9cm" svg:x2="11.8cm" svg:y2="9.9cm">
          <text:p/>
        </draw:line>
        <draw:line draw:style-name="gr13" draw:text-style-name="P7" draw:layer="layout" svg:x1="4.7cm" svg:y1="23.9cm" svg:x2="4.7cm" svg:y2="25.2cm">
          <text:p/>
        </draw:line>
        <draw:line draw:style-name="gr13" draw:text-style-name="P7" draw:layer="layout" svg:x1="4.7cm" svg:y1="21cm" svg:x2="4.8cm" svg:y2="22.3cm">
          <text:p/>
        </draw:line>
        <draw:line draw:style-name="gr14" draw:text-style-name="P7" draw:layer="layout" svg:x1="7.7cm" svg:y1="17cm" svg:x2="5cm" svg:y2="17cm">
          <text:p/>
        </draw:line>
        <draw:line draw:style-name="gr13" draw:text-style-name="P7" draw:layer="layout" svg:x1="5cm" svg:y1="17cm" svg:x2="5cm" svg:y2="19.2cm">
          <text:p/>
        </draw:line>
        <draw:frame draw:style-name="gr15" draw:text-style-name="P8" draw:layer="layout" svg:width="1.687cm" svg:height="0.963cm" svg:x="16.613cm" svg:y="13.5cm">
          <draw:text-box>
            <text:p>TAK</text:p>
          </draw:text-box>
        </draw:frame>
        <draw:frame draw:style-name="gr15" draw:text-style-name="P8" draw:layer="layout" svg:width="1.56cm" svg:height="0.963cm" svg:x="2.84cm" svg:y="17.437cm">
          <draw:text-box>
            <text:p>NIE</text:p>
          </draw:text-box>
        </draw:frame>
        <draw:frame draw:style-name="gr16" draw:text-style-name="P8" draw:layer="layout" svg:width="3.787cm" svg:height="0.879cm" svg:x="9.513cm" svg:y="1.521cm">
          <draw:text-box>
            <text:p><text:span text:style-name="T1">SUMA CYFR</text:span></text:p>
          </draw:text-box>
        </draw:frame>
        <draw:frame draw:style-name="gr16" draw:text-style-name="P8" draw:layer="layout" svg:width="2.026cm" svg:height="0.879cm" svg:x="3.774cm" svg:y="25.621cm">
          <draw:text-box>
            <text:p><text:span text:style-name="T1">S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07:48:44.420153577</meta:creation-date>
    <dc:date>2018-10-03T11:00:36.136094695</dc:date>
    <meta:editing-duration>PT7M51S</meta:editing-duration>
    <meta:editing-cycles>5</meta:editing-cycles>
    <meta:generator>LibreOffice/6.0.6.2$Linux_X86_64 LibreOffice_project/00m0$Build-2</meta:generator>
    <meta:document-statistic meta:object-count="27"/>
  </office:meta>
</office:document-meta>
</file>